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2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ean13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get_description(product, print_product_uom)" xlink:type="simple">get_description</text:a></text:p>
          </table:table-cell>
          <table:table-cell table:style-name="ce2" office:value-type="string" calcext:value-type="string">
            <text:p><text:a xlink:href="python://product.categ_id.complete_name" xlink:type="simple">product.categ_id.complete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formatLang(get_price(product,%20pricelist,%20context),monetary=True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2:37:32.143662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04-26T12:39:11.786134728</dc:date>
    <meta:editing-duration>PT4H42M19S</meta:editing-duration>
    <meta:editing-cycles>59</meta:editing-cycles>
    <meta:document-statistic meta:table-count="3" meta:cell-count="22" meta:object-count="0"/>
  </office:meta>
</office:document-meta>
</file>